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5.981cm" table:align="left"/>
    </style:style>
    <style:style style:name="Tabella1.A" style:family="table-column">
      <style:table-column-properties style:column-width="2.464cm"/>
    </style:style>
    <style:style style:name="Tabella1.B" style:family="table-column">
      <style:table-column-properties style:column-width="13.517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jQuery Effect Methods</text:h>
      <text:p text:style-name="Text_20_body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Heading">Method</text:p>
          </table:table-cell>
          <table:table-cell table:style-name="Tabella1.A1" office:value-type="string">
            <text:p text:style-name="Table_20_Heading">Description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ff_animate.asp" text:style-name="Internet_20_link" text:visited-style-name="Visited_20_Internet_20_Link">animate()</text:a></text:p>
          </table:table-cell>
          <table:table-cell table:style-name="Tabella1.A1" office:value-type="string">
            <text:p text:style-name="Table_20_Contents">Runs a custom animation on the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ff_clearqueue.asp" text:style-name="Internet_20_link" text:visited-style-name="Visited_20_Internet_20_Link">clearQueue()</text:a></text:p>
          </table:table-cell>
          <table:table-cell table:style-name="Tabella1.A1" office:value-type="string">
            <text:p text:style-name="Table_20_Contents">Removes all remaining queued functions from the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ff_delay.asp" text:style-name="Internet_20_link" text:visited-style-name="Visited_20_Internet_20_Link">delay()</text:a></text:p>
          </table:table-cell>
          <table:table-cell table:style-name="Tabella1.A1" office:value-type="string">
            <text:p text:style-name="Table_20_Contents">Sets a delay for all queued functions on the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ff_dequeue.asp" text:style-name="Internet_20_link" text:visited-style-name="Visited_20_Internet_20_Link">dequeue()</text:a></text:p>
          </table:table-cell>
          <table:table-cell table:style-name="Tabella1.A1" office:value-type="string">
            <text:p text:style-name="Table_20_Contents">Removes the next function from the queue, and then executes the function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ff_fadein.asp" text:style-name="Internet_20_link" text:visited-style-name="Visited_20_Internet_20_Link">fadeIn()</text:a></text:p>
          </table:table-cell>
          <table:table-cell table:style-name="Tabella1.A1" office:value-type="string">
            <text:p text:style-name="Table_20_Contents">Fades in the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ff_fadeout.asp" text:style-name="Internet_20_link" text:visited-style-name="Visited_20_Internet_20_Link">fadeOut()</text:a></text:p>
          </table:table-cell>
          <table:table-cell table:style-name="Tabella1.A1" office:value-type="string">
            <text:p text:style-name="Table_20_Contents">Fades out the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ff_fadeto.asp" text:style-name="Internet_20_link" text:visited-style-name="Visited_20_Internet_20_Link">fadeTo()</text:a></text:p>
          </table:table-cell>
          <table:table-cell table:style-name="Tabella1.A1" office:value-type="string">
            <text:p text:style-name="Table_20_Contents">Fades in/out the selected elements to a given opacity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ff_fadetoggle.asp" text:style-name="Internet_20_link" text:visited-style-name="Visited_20_Internet_20_Link">fadeToggle()</text:a></text:p>
          </table:table-cell>
          <table:table-cell table:style-name="Tabella1.A1" office:value-type="string">
            <text:p text:style-name="Table_20_Contents">Toggles between the fadeIn() and fadeOut() method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ff_finish.asp" text:style-name="Internet_20_link" text:visited-style-name="Visited_20_Internet_20_Link">finish()</text:a></text:p>
          </table:table-cell>
          <table:table-cell table:style-name="Tabella1.A1" office:value-type="string">
            <text:p text:style-name="Table_20_Contents">Stops, removes and completes all queued animations for the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ff_hide.asp" text:style-name="Internet_20_link" text:visited-style-name="Visited_20_Internet_20_Link">hide()</text:a></text:p>
          </table:table-cell>
          <table:table-cell table:style-name="Tabella1.A1" office:value-type="string">
            <text:p text:style-name="Table_20_Contents">Hides the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ff_queue.asp" text:style-name="Internet_20_link" text:visited-style-name="Visited_20_Internet_20_Link">queue()</text:a></text:p>
          </table:table-cell>
          <table:table-cell table:style-name="Tabella1.A1" office:value-type="string">
            <text:p text:style-name="Table_20_Contents">Shows the queued functions on the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ff_show.asp" text:style-name="Internet_20_link" text:visited-style-name="Visited_20_Internet_20_Link">show()</text:a></text:p>
          </table:table-cell>
          <table:table-cell table:style-name="Tabella1.A1" office:value-type="string">
            <text:p text:style-name="Table_20_Contents">Shows the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ff_slidedown.asp" text:style-name="Internet_20_link" text:visited-style-name="Visited_20_Internet_20_Link">slideDown()</text:a></text:p>
          </table:table-cell>
          <table:table-cell table:style-name="Tabella1.A1" office:value-type="string">
            <text:p text:style-name="Table_20_Contents">Slides-down (shows) the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ff_slidetoggle.asp" text:style-name="Internet_20_link" text:visited-style-name="Visited_20_Internet_20_Link">slideToggle()</text:a></text:p>
          </table:table-cell>
          <table:table-cell table:style-name="Tabella1.A1" office:value-type="string">
            <text:p text:style-name="Table_20_Contents">Toggles between the slideUp() and slideDown() method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ff_slideup.asp" text:style-name="Internet_20_link" text:visited-style-name="Visited_20_Internet_20_Link">slideUp()</text:a></text:p>
          </table:table-cell>
          <table:table-cell table:style-name="Tabella1.A1" office:value-type="string">
            <text:p text:style-name="Table_20_Contents">Slides-up (hides) the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ff_stop.asp" text:style-name="Internet_20_link" text:visited-style-name="Visited_20_Internet_20_Link">stop()</text:a></text:p>
          </table:table-cell>
          <table:table-cell table:style-name="Tabella1.A1" office:value-type="string">
            <text:p text:style-name="Table_20_Contents">Stops the currently running animation for the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ff_toggle.asp" text:style-name="Internet_20_link" text:visited-style-name="Visited_20_Internet_20_Link">toggle()</text:a></text:p>
          </table:table-cell>
          <table:table-cell table:style-name="Tabella1.A1" office:value-type="string">
            <text:p text:style-name="Table_20_Contents">Toggles between the hide() and show() method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8:58:22.051000000</meta:creation-date>
    <dc:date>2023-01-20T18:59:03.815000000</dc:date>
    <meta:editing-duration>PT42S</meta:editing-duration>
    <meta:editing-cycles>1</meta:editing-cycles>
    <meta:document-statistic meta:table-count="1" meta:image-count="0" meta:object-count="0" meta:page-count="1" meta:paragraph-count="37" meta:word-count="148" meta:character-count="1019" meta:non-whitespace-character-count="908"/>
    <meta:generator>LibreOffice/7.4.1.2$Windows_X86_64 LibreOffice_project/3c58a8f3a960df8bc8fd77b461821e42c061c5f0</meta:generator>
  </office:meta>
</office:document-meta>
</file>